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C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9in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.00.0000</text:date>, <text:time style:data-style-name="N2" text:time-value="15:03:08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3:08:10.059000000</meta:creation-date>
    <dc:date>2018-05-16T13:10:11.161000000</dc:date>
    <meta:editing-duration>PT2M2S</meta:editing-duration>
    <meta:editing-cycles>1</meta:editing-cycles>
    <meta:generator>LibreOfficeDev/6.1.0.0.alpha1$Windows_x86 LibreOffice_project/ac27f4e7abf5339f71d4f5f3fc09a13b25669fe4</meta:generator>
    <meta:document-statistic meta:table-count="2" meta:cell-count="24" meta:object-count="0"/>
  </office:meta>
</office:document-meta>
</file>